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E80000035C1A62957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linecap="butt" draw:fill="solid" draw:fill-color="#ffffff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bitmap" draw:fill-color="#ffffff" draw:fill-image-name="Bitmape_20_1" draw:textarea-vertical-align="middle"/>
    </style:style>
    <style:style style:name="gr8" style:family="graphic" style:parent-style-name="standard">
      <style:graphic-properties draw:fill="solid" draw:fill-color="#eeeee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stroke="none" draw:fill="none" fo:min-height="0.95cm"/>
    </style:style>
    <style:style style:name="gr11" style:family="graphic" style:parent-style-name="standard">
      <style:graphic-properties draw:fill="solid" draw:fill-color="#dddddd" draw:opacity="45%" draw:textarea-vertical-align="middle"/>
    </style:style>
    <style:style style:name="gr12" style:family="graphic" style:parent-style-name="standard">
      <style:graphic-properties draw:stroke="none" draw:fill="none" draw:fill-color="#cfe7f5" fo:min-height="0.947cm"/>
    </style:style>
    <style:style style:name="gr13" style:family="graphic" style:parent-style-name="standard">
      <style:graphic-properties draw:stroke="none" draw:fill="none" fo:min-height="0.94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fo:min-height="0.35cm"/>
    </style:style>
    <style:style style:name="gr18" style:family="graphic" style:parent-style-name="standard">
      <style:graphic-properties draw:opacity="45%" draw:textarea-vertical-align="middle"/>
    </style:style>
    <style:style style:name="gr19" style:family="graphic" style:parent-style-name="standard">
      <style:graphic-properties draw:fill-color="#0066cc" draw:textarea-vertical-align="middle"/>
    </style:style>
    <style:style style:name="gr20" style:family="graphic" style:parent-style-name="objectwithoutfill">
      <style:graphic-properties draw:stroke="solid" svg:stroke-width="0.081cm" svg:stroke-color="#00cc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color="#2683c6" fo:font-size="10pt" style:font-size-asian="10pt" style:font-size-complex="10pt"/>
    </style:style>
    <style:style style:name="P4" style:family="paragraph">
      <style:text-properties fo:color="#2683c6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SFPro-Regular" fo:font-size="20pt" style:font-family-asian="SFPro-Regular" style:font-size-asian="20pt" style:font-family-complex="SFPro-Regular" style:font-size-complex="11.3999996185303p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683c6" fo:font-size="10pt" style:font-size-asian="10pt" style:font-size-complex="10pt"/>
    </style:style>
    <style:style style:name="T3" style:family="text">
      <style:text-properties fo:color="#2683c6"/>
    </style:style>
    <style:style style:name="T4" style:family="text">
      <style:text-properties style:use-window-font-color="true" style:text-outline="false" style:text-line-through-style="none" fo:font-family="SFPro-Regular" fo:font-size="20pt" fo:font-style="normal" fo:text-shadow="none" style:text-underline-style="none" fo:font-weight="normal" style:letter-kerning="true" style:font-family-asian="SFPro-Regular" style:font-size-asian="20pt" style:font-style-asian="normal" style:font-weight-asian="normal" style:font-family-complex="SFPro-Regular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6.8cm" svg:x="2.8cm" svg:y="2.3cm">
          <text:p/>
        </draw:rect>
        <draw:rect draw:style-name="gr2" draw:text-style-name="P2" draw:layer="layout" svg:width="1.7cm" svg:height="0.4cm" svg:x="4cm" svg:y="5cm">
          <text:p text:style-name="P2"><text:span text:style-name="T1">email</text:span></text:p>
        </draw:rect>
        <draw:rect draw:style-name="gr2" draw:text-style-name="P2" draw:layer="layout" svg:width="1.7cm" svg:height="0.4cm" svg:x="4cm" svg:y="5.6cm">
          <text:p text:style-name="P2"><text:span text:style-name="T1">Password</text:span></text:p>
        </draw:rect>
        <draw:rect draw:style-name="gr3" draw:text-style-name="P2" draw:layer="layout" svg:width="2cm" svg:height="0.4cm" svg:x="3.9cm" svg:y="6.3cm">
          <text:p text:style-name="P1"><text:span text:style-name="T1">Connexion</text:span></text:p>
        </draw:rect>
        <draw:rect draw:style-name="gr3" draw:text-style-name="P2" draw:layer="layout" svg:width="2.5cm" svg:height="0.5cm" svg:x="4.3cm" svg:y="2.5cm">
          <text:p text:style-name="P2"><text:span text:style-name="T1">Create account</text:span></text:p>
        </draw:rect>
        <draw:rect draw:style-name="gr1" draw:text-style-name="P1" draw:layer="layout" svg:width="4.2cm" svg:height="6.8cm" svg:x="8.8cm" svg:y="2.2cm">
          <text:p/>
        </draw:rect>
        <draw:line draw:style-name="gr4" draw:text-style-name="P1" draw:layer="layout" svg:x1="6.7cm" svg:y1="2.9cm" svg:x2="8.9cm" svg:y2="2.9cm">
          <text:p/>
        </draw:line>
        <draw:rect draw:style-name="gr5" draw:text-style-name="P2" draw:layer="layout" svg:width="3.391cm" svg:height="0.452cm" svg:x="9.31cm" svg:y="4.968cm">
          <text:p text:style-name="P2"><text:span text:style-name="T1">email</text:span></text:p>
        </draw:rect>
        <draw:rect draw:style-name="gr5" draw:text-style-name="P2" draw:layer="layout" svg:width="3.5cm" svg:height="0.448cm" svg:x="9.2cm" svg:y="5.76cm">
          <text:p text:style-name="P2"><text:span text:style-name="T1">Password</text:span></text:p>
        </draw:rect>
        <draw:rect draw:style-name="gr5" draw:text-style-name="P2" draw:layer="layout" svg:width="3.391cm" svg:height="0.452cm" svg:x="9.309cm" svg:y="3.5cm">
          <text:p text:style-name="P2"><text:span text:style-name="T1">Firstname</text:span></text:p>
        </draw:rect>
        <draw:rect draw:style-name="gr5" draw:text-style-name="P2" draw:layer="layout" svg:width="3.391cm" svg:height="0.452cm" svg:x="9.309cm" svg:y="4.176cm">
          <text:p text:style-name="P2"><text:span text:style-name="T1">Lastname</text:span></text:p>
        </draw:rect>
        <draw:rect draw:style-name="gr5" draw:text-style-name="P2" draw:layer="layout" svg:width="3.5cm" svg:height="0.452cm" svg:x="9.2cm" svg:y="6.548cm">
          <text:p text:style-name="P2"><text:span text:style-name="T1">ConfirmPassword</text:span></text:p>
        </draw:rect>
        <draw:rect draw:style-name="gr3" draw:text-style-name="P2" draw:layer="layout" svg:width="2cm" svg:height="0.4cm" svg:x="10cm" svg:y="7.4cm">
          <text:p text:style-name="P1"><text:span text:style-name="T1">Create</text:span></text:p>
        </draw:rect>
        <draw:frame draw:style-name="gr6" draw:text-style-name="P3" draw:layer="layout" svg:width="1.493cm" svg:height="0.645cm" svg:x="9cm" svg:y="2.355cm">
          <draw:text-box>
            <text:p><text:span text:style-name="T2">&lt;Back</text:span></text:p>
          </draw:text-box>
        </draw:frame>
        <draw:line draw:style-name="gr4" draw:text-style-name="P1" draw:layer="layout" svg:x1="5cm" svg:y1="6.6cm" svg:x2="5cm" svg:y2="10.4cm">
          <text:p/>
        </draw:line>
        <draw:rect draw:style-name="gr7" draw:text-style-name="P1" draw:layer="layout" svg:width="4.2cm" svg:height="6.8cm" svg:x="2.9cm" svg:y="10.5cm">
          <text:p/>
        </draw:rect>
        <draw:rect draw:style-name="gr8" draw:text-style-name="P1" draw:layer="layout" svg:width="4.2cm" svg:height="0.8cm" svg:x="2.9cm" svg:y="16.5cm">
          <text:p/>
        </draw:rect>
        <draw:frame draw:style-name="gr9" draw:text-style-name="P4" draw:layer="layout" svg:width="0.875cm" svg:height="0.962cm" svg:x="3.025cm" svg:y="10.538cm">
          <draw:text-box>
            <text:p><text:span text:style-name="T3">+</text:span></text:p>
          </draw:text-box>
        </draw:frame>
        <draw:frame draw:style-name="gr10" draw:text-style-name="P5" draw:layer="layout" svg:width="1.4cm" svg:height="1.2cm" svg:x="4cm" svg:y="16.3cm">
          <draw:text-box>
            <text:p text:style-name="P5"><text:span text:style-name="T4">􀙋</text:span></text:p>
          </draw:text-box>
        </draw:frame>
        <draw:rect draw:style-name="gr11" draw:text-style-name="P6" draw:layer="layout" svg:width="3.6cm" svg:height="0.6cm" svg:x="3.2cm" svg:y="14.9cm">
          <text:p text:style-name="P6"><text:span text:style-name="T5">Lat :</text:span></text:p>
          <text:p text:style-name="P6"><text:span text:style-name="T5">Long :</text:span></text:p>
        </draw:rect>
        <draw:rect draw:style-name="gr1" draw:text-style-name="P1" draw:layer="layout" svg:width="4.1cm" svg:height="6.8cm" svg:x="8.9cm" svg:y="10.503cm">
          <text:p/>
        </draw:rect>
        <draw:rect draw:style-name="gr8" draw:text-style-name="P1" draw:layer="layout" svg:width="4.1cm" svg:height="0.8cm" svg:x="8.9cm" svg:y="16.503cm">
          <text:p/>
        </draw:rect>
        <draw:frame draw:style-name="gr12" draw:text-style-name="P5" draw:layer="layout" svg:width="1.272cm" svg:height="1.197cm" svg:x="1.5cm" svg:y="10.303cm">
          <draw:text-box>
            <text:p text:style-name="P5"><text:span text:style-name="T4">􀉦</text:span></text:p>
          </draw:text-box>
        </draw:frame>
        <draw:frame draw:style-name="gr13" draw:text-style-name="P5" draw:layer="layout" svg:width="1.421cm" svg:height="1.197cm" svg:x="10.3cm" svg:y="16.303cm">
          <draw:text-box>
            <text:p text:style-name="P5"><text:span text:style-name="T4">􀺿</text:span></text:p>
          </draw:text-box>
        </draw:frame>
        <draw:line draw:style-name="gr14" draw:text-style-name="P1" draw:layer="layout" svg:x1="9.1cm" svg:y1="11.639cm" svg:x2="12.8cm" svg:y2="11.639cm">
          <text:p/>
        </draw:line>
        <draw:line draw:style-name="gr14" draw:text-style-name="P1" draw:layer="layout" svg:x1="9.1cm" svg:y1="12.639cm" svg:x2="12.8cm" svg:y2="12.639cm">
          <text:p/>
        </draw:line>
        <draw:frame draw:style-name="gr15" draw:text-style-name="P7" draw:layer="layout" svg:width="4.3cm" svg:height="1.039cm" svg:x="8.9cm" svg:y="10.7cm">
          <draw:text-box>
            <text:p text:style-name="P7">Champignon</text:p>
            <text:p text:style-name="P7">Aubagne du 13/05/2022</text:p>
          </draw:text-box>
        </draw:frame>
        <draw:frame draw:style-name="gr15" draw:text-style-name="P7" draw:layer="layout" svg:width="4.3cm" svg:height="1.039cm" svg:x="8.8cm" svg:y="11.7cm">
          <draw:text-box>
            <text:p text:style-name="P7">Sanglier</text:p>
            <text:p text:style-name="P7">Carnoux du 24/04/2022</text:p>
          </draw:text-box>
        </draw:frame>
        <draw:frame draw:style-name="gr15" draw:text-style-name="P7" draw:layer="layout" svg:width="4.3cm" svg:height="1.039cm" svg:x="8.8cm" svg:y="12.539cm">
          <draw:text-box>
            <text:p text:style-name="P7">Chevreuil</text:p>
            <text:p text:style-name="P7">Allauch du 24/04/2022</text:p>
          </draw:text-box>
        </draw:frame>
        <draw:rect draw:style-name="gr3" draw:text-style-name="P2" draw:layer="layout" svg:width="2.7cm" svg:height="0.4cm" svg:x="3.6cm" svg:y="15.8cm">
          <text:p text:style-name="P1"><text:span text:style-name="T1">Start monitoring</text:span></text:p>
        </draw:rect>
        <draw:rect draw:style-name="gr1" draw:text-style-name="P1" draw:layer="layout" svg:width="4.1cm" svg:height="6.8cm" svg:x="2.9cm" svg:y="17.7cm">
          <text:p/>
        </draw:rect>
        <draw:rect draw:style-name="gr8" draw:text-style-name="P1" draw:layer="layout" svg:width="4.1cm" svg:height="0.8cm" svg:x="2.9cm" svg:y="23.7cm">
          <text:p/>
        </draw:rect>
        <draw:frame draw:style-name="gr13" draw:text-style-name="P5" draw:layer="layout" svg:width="1.289cm" svg:height="1.197cm" svg:x="4.3cm" svg:y="23.503cm">
          <draw:text-box>
            <text:p text:style-name="P5"><text:span text:style-name="T4">􀣌</text:span></text:p>
          </draw:text-box>
        </draw:frame>
        <draw:line draw:style-name="gr14" draw:text-style-name="P1" draw:layer="layout" svg:x1="3.1cm" svg:y1="18.7cm" svg:x2="6.8cm" svg:y2="18.7cm">
          <text:p/>
        </draw:line>
        <draw:line draw:style-name="gr14" draw:text-style-name="P1" draw:layer="layout" svg:x1="3.1cm" svg:y1="19.7cm" svg:x2="6.8cm" svg:y2="19.7cm">
          <text:p/>
        </draw:line>
        <draw:frame draw:style-name="gr16" draw:text-style-name="P7" draw:layer="layout" svg:width="3.4cm" svg:height="0.7cm" svg:x="3cm" svg:y="18cm">
          <draw:text-box>
            <text:p text:style-name="P7"><text:span text:style-name="T1">Languages</text:span></text:p>
          </draw:text-box>
        </draw:frame>
        <draw:frame draw:style-name="gr16" draw:text-style-name="P7" draw:layer="layout" svg:width="3.4cm" svg:height="0.7cm" svg:x="3cm" svg:y="19cm">
          <draw:text-box>
            <text:p text:style-name="P7"><text:span text:style-name="T1">Delete account</text:span></text:p>
          </draw:text-box>
        </draw:frame>
        <draw:frame draw:style-name="gr17" draw:text-style-name="P7" draw:layer="layout" svg:width="3.4cm" svg:height="1.039cm" svg:x="3cm" svg:y="19.8cm">
          <draw:text-box>
            <text:p text:style-name="P7"><text:span text:style-name="T1">Show distance in the months</text:span></text:p>
          </draw:text-box>
        </draw:frame>
        <draw:line draw:style-name="gr14" draw:text-style-name="P1" draw:layer="layout" svg:x1="3cm" svg:y1="21cm" svg:x2="6.7cm" svg:y2="21cm">
          <text:p/>
        </draw:line>
        <draw:rect draw:style-name="gr3" draw:text-style-name="P2" draw:layer="layout" svg:width="2cm" svg:height="0.4cm" svg:x="4.9cm" svg:y="10.8cm">
          <text:p text:style-name="P1"><text:span text:style-name="T1">Radius alert</text:span></text:p>
        </draw:rect>
        <draw:ellipse draw:style-name="gr18" draw:text-style-name="P1" draw:layer="layout" svg:width="2.7cm" svg:height="2.4cm" svg:x="3.9cm" svg:y="12.4cm">
          <text:p/>
        </draw:ellipse>
        <draw:ellipse draw:style-name="gr19" draw:text-style-name="P1" draw:layer="layout" svg:width="0.6cm" svg:height="0.5cm" svg:x="4.9cm" svg:y="13.4cm">
          <text:p/>
        </draw:ellipse>
        <draw:g>
          <draw:line draw:style-name="gr20" draw:text-style-name="P1" draw:layer="layout" svg:x1="3cm" svg:y1="11.5cm" svg:x2="7.1cm" svg:y2="11.5cm">
            <text:p/>
          </draw:line>
          <draw:ellipse draw:style-name="gr21" draw:text-style-name="P1" draw:layer="layout" svg:width="0.3cm" svg:height="0.2cm" svg:x="3.5cm" svg:y="11.4cm">
            <text:p/>
          </draw:ellipse>
        </draw:g>
        <draw:line draw:style-name="gr4" draw:text-style-name="P1" draw:layer="layout" svg:x1="6.2cm" svg:y1="20.6cm" svg:x2="9cm" svg:y2="20.6cm">
          <text:p/>
        </draw:line>
        <draw:rect draw:style-name="gr1" draw:text-style-name="P1" draw:layer="layout" svg:width="4.1cm" svg:height="6.8cm" svg:x="8.9cm" svg:y="17.8cm">
          <text:p/>
        </draw:rect>
        <draw:frame draw:style-name="gr16" draw:text-style-name="P7" draw:layer="layout" svg:width="2.9cm" svg:height="0.7cm" svg:x="9.2cm" svg:y="18cm">
          <draw:text-box>
            <text:p text:style-name="P7"><text:span text:style-name="T1">Votre niveau : </text:span></text:p>
          </draw:text-box>
        </draw:frame>
        <draw:frame draw:style-name="gr16" draw:text-style-name="P7" draw:layer="layout" svg:width="2.9cm" svg:height="1.433cm" svg:x="9.1cm" svg:y="18.9cm">
          <draw:text-box>
            <text:p text:style-name="P7"><text:span text:style-name="T1">Distance parcourus depuis le début </text:span></text:p>
          </draw:text-box>
        </draw:frame>
        <draw:frame draw:style-name="gr16" draw:text-style-name="P7" draw:layer="layout" svg:width="2.9cm" svg:height="1.433cm" svg:x="9.1cm" svg:y="20.567cm">
          <draw:text-box>
            <text:p text:style-name="P7"><text:span text:style-name="T1">Distance parcourus ce mois-ci</text:span></text:p>
          </draw:text-box>
        </draw:frame>
        <draw:frame draw:style-name="gr17" draw:text-style-name="P7" draw:layer="layout" svg:width="3.6cm" svg:height="1.433cm" svg:x="9.1cm" svg:y="23cm">
          <draw:text-box>
            <text:p text:style-name="P7"><text:span text:style-name="T1">Parcourez 1000 km pour atteindre le niveau expe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1E80000035C1A62957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01T12:12:30</meta:creation-date>
    <dc:date>2022-07-01T13:05:53</dc:date>
    <meta:editing-duration>PT7M51S</meta:editing-duration>
    <meta:editing-cycles>1</meta:editing-cycles>
    <meta:document-statistic meta:object-count="51"/>
    <meta:generator>OpenOffice/4.1.8$Unix OpenOffice.org_project/418m3$Build-9803</meta:generator>
  </office:meta>
</office:document-meta>
</file>